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35000001205BB28045.png" manifest:media-type="image/png"/>
  <manifest:file-entry manifest:full-path="Pictures/10000201000001C70000013B78A8E1E5.png" manifest:media-type="image/png"/>
  <manifest:file-entry manifest:full-path="Pictures/10000201000001540000011812584913.png" manifest:media-type="image/png"/>
  <manifest:file-entry manifest:full-path="Pictures/10000201000000EF000000F215A65A45.png" manifest:media-type="image/png"/>
  <manifest:file-entry manifest:full-path="Pictures/100002010000011D000000701B4870F8.png" manifest:media-type="image/png"/>
  <manifest:file-entry manifest:full-path="Pictures/100002010000008C000000B123C3210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nux Biolinum G3" svg:font-family="'Linux Biolinum G'" style:font-pitch="variable"/>
    <style:font-face style:name="Linux Biolinum G2" svg:font-family="'Linux Biolinum G'" style:font-adornments="Normal" style:font-pitch="variable"/>
    <style:font-face style:name="Linux Libertine G2" svg:font-family="'Linux Libertine G'" style:font-adornments="Normal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nux Biolinum G" svg:font-family="'Linux Biolinum G'" style:font-family-generic="roman" style:font-pitch="variable"/>
    <style:font-face style:name="Linux Biolinum G1" svg:font-family="'Linux Biolinum G'" style:font-adornments="Normal" style:font-family-generic="roman" style:font-pitch="variable"/>
    <style:font-face style:name="Linux Libertine G" svg:font-family="'Linux Libertine G'" style:font-family-generic="roman" style:font-pitch="variable"/>
    <style:font-face style:name="Linux Libertine G1" svg:font-family="'Linux Libertine G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pushWipe" smil:subtype="fromLef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 smil:type="pushWipe" smil:subtype="fromLeft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stroke="none" svg:stroke-color="#e6e6e6" draw:fill="solid" draw:fill-color="#e6e6e6" draw:textarea-horizontal-align="justify" draw:textarea-vertical-align="middle" draw:auto-grow-height="fals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obre-elegante-v21-title">
      <style:graphic-properties fo:min-height="1.67cm"/>
    </style:style>
    <style:style style:name="pr2" style:family="presentation" style:parent-style-name="sobre-elegante-v21-subtitle" style:list-style-name="L2">
      <style:graphic-properties draw:fill-color="#ffffff" draw:auto-grow-height="true" fo:min-height="9cm"/>
    </style:style>
    <style:style style:name="pr3" style:family="presentation" style:parent-style-name="sobre-elegante-v21-notes">
      <style:graphic-properties draw:fill-color="#ffffff" draw:auto-grow-height="true" fo:min-height="13.365cm"/>
    </style:style>
    <style:style style:name="pr4" style:family="presentation" style:parent-style-name="sobre-elegante-v2-title">
      <style:graphic-properties fo:min-height="2.501cm"/>
    </style:style>
    <style:style style:name="pr5" style:family="presentation" style:parent-style-name="sobre-elegante-v2-notes">
      <style:graphic-properties draw:fill-color="#ffffff" fo:min-height="13.364cm"/>
    </style:style>
    <style:style style:name="P1" style:family="paragraph">
      <style:paragraph-properties fo:margin-left="0.433cm" fo:margin-right="0cm" fo:margin-top="0cm" fo:margin-bottom="0cm" fo:text-align="start" fo:text-indent="0.053cm" style:punctuation-wrap="hanging">
        <style:tab-stops/>
      </style:paragraph-properties>
      <style:text-properties fo:color="#333366" fo:hyphenate="false"/>
    </style:style>
    <style:style style:name="P2" style:family="paragraph">
      <style:paragraph-properties fo:line-height="150%" fo:text-align="center"/>
      <style:text-properties fo:color="#6633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fo:color="#13385a" fo:font-size="47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13385a" fo:font-size="47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13385a" fo:font-size="47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13385a" fo:font-size="47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13385a" fo:font-size="47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13385a" fo:font-size="47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13385a" fo:font-size="47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13385a" fo:font-size="47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13385a" fo:font-size="47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13385a" fo:font-size="47%"/>
      </text:list-level-style-bullet>
    </text:list-style>
  </office:automatic-styles>
  <office:body>
    <office:presentation>
      <presentation:footer-decl presentation:name="ftr1">Titre du diaporama - Title of the slideshow - Título del diaporama</presentation:footer-decl>
      <presentation:date-time-decl presentation:name="dtd1" presentation:source="current-date" style:data-style-name="D6"/>
      <draw:page draw:name="Titre" draw:style-name="dp1" draw:master-page-name="sobre-elegante-v21" presentation:presentation-page-layout-name="AL1T0" presentation:use-footer-name="ftr1" presentation:use-date-time-name="dtd1" xml:id="id1" draw:id="id1">
        <office:forms form:automatic-focus="false" form:apply-design-mode="false"/>
        <draw:frame presentation:style-name="pr1" draw:layer="layout" svg:width="12.5cm" svg:height="9cm" svg:x="1.5cm" svg:y="8.5cm" presentation:class="title" presentation:user-transformed="true">
          <draw:text-box>
            <text:p>Online Student Information System <text:line-break/><text:line-break/>BIT Degree <text:line-break/>Project </text:p>
          </draw:text-box>
        </draw:frame>
        <draw:frame presentation:style-name="pr2" draw:text-style-name="P1" draw:layer="layout" svg:width="12.5cm" svg:height="9cm" svg:x="14.4cm" svg:y="8.5cm" presentation:class="subtitle" presentation:user-transformed="true">
          <draw:text-box>
            <text:p text:style-name="P1">D.S.S Hettiarachchi </text:p>
            <text:p text:style-name="P1">R0419222</text:p>
          </draw:text-box>
        </draw:frame>
        <draw:custom-shape draw:style-name="gr1" draw:text-style-name="P2" draw:layer="layout" svg:width="12.411cm" svg:height="1.884cm" svg:x="1.58cm" svg:y="17.56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1.begin">
            <anim:transitionFilter smil:dur="1s" smil:type="pushWipe" smil:subtype="fromLeft"/>
          </anim:par>
          <anim:seq smil:dur="0s" presentation:node-type="main-sequence"/>
        </anim:par>
        <presentation:notes draw:style-name="dp2">
          <draw:page-thumbnail draw:style-name="gr2" draw:layer="layout" svg:width="0.001cm" svg:height="0.001cm" svg:x="0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sobre-elegante-v2" presentation:presentation-page-layout-name="AL2T19" presentation:use-footer-name="ftr1" presentation:use-date-time-name="dtd1" xml:id="id2" draw:id="id2">
        <office:forms form:automatic-focus="false" form:apply-design-mode="false"/>
        <draw:frame draw:style-name="gr3" draw:layer="layout" svg:width="4.193cm" svg:height="5.175cm" svg:x="22.063cm" svg:y="9.193cm">
          <draw:image xlink:href="Pictures/10000201000000EF000000F215A65A45.png" xlink:type="simple" xlink:show="embed" xlink:actuate="onLoad">
            <text:p/>
          </draw:image>
        </draw:frame>
        <draw:frame draw:style-name="gr3" draw:layer="layout" svg:width="8.037cm" svg:height="6.006cm" svg:x="4.833cm" svg:y="9.869cm">
          <draw:image xlink:href="Pictures/10000201000001C70000013B78A8E1E5.png" xlink:type="simple" xlink:show="embed" xlink:actuate="onLoad">
            <text:p/>
          </draw:image>
        </draw:frame>
        <draw:frame presentation:style-name="pr4" draw:layer="layout" svg:width="23cm" svg:height="2.5cm" svg:x="3.504cm" svg:y="1cm" presentation:class="title" presentation:placeholder="true">
          <draw:text-box/>
        </draw:frame>
        <draw:frame draw:style-name="gr3" draw:layer="layout" svg:width="5.708cm" svg:height="3.972cm" svg:x="13.677cm" svg:y="4.574cm">
          <draw:image xlink:href="Pictures/10000201000001540000011812584913.png" xlink:type="simple" xlink:show="embed" xlink:actuate="onLoad">
            <text:p/>
          </draw:image>
        </draw:frame>
        <draw:frame draw:style-name="gr3" draw:layer="layout" svg:width="4.536cm" svg:height="4.033cm" svg:x="21.928cm" svg:y="12.064cm">
          <draw:image xlink:href="Pictures/1000020100000135000001205BB28045.png" xlink:type="simple" xlink:show="embed" xlink:actuate="onLoad">
            <text:p/>
          </draw:image>
        </draw:frame>
        <anim:par presentation:node-type="timing-root">
          <anim:par smil:begin="id2.begin">
            <anim:transitionFilter smil:dur="1s" smil:type="pushWipe" smil:subtype="fromLeft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nux Biolinum G3" svg:font-family="'Linux Biolinum G'" style:font-pitch="variable"/>
    <style:font-face style:name="Linux Biolinum G2" svg:font-family="'Linux Biolinum G'" style:font-adornments="Normal" style:font-pitch="variable"/>
    <style:font-face style:name="Linux Libertine G2" svg:font-family="'Linux Libertine G'" style:font-adornments="Normal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nux Biolinum G" svg:font-family="'Linux Biolinum G'" style:font-family-generic="roman" style:font-pitch="variable"/>
    <style:font-face style:name="Linux Biolinum G1" svg:font-family="'Linux Biolinum G'" style:font-adornments="Normal" style:font-family-generic="roman" style:font-pitch="variable"/>
    <style:font-face style:name="Linux Libertine G" svg:font-family="'Linux Libertine G'" style:font-family-generic="roman" style:font-pitch="variable"/>
    <style:font-face style:name="Linux Libertine G1" svg:font-family="'Linux Libertine G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fill-image draw:name="Bitmap_20_1" draw:display-name="Bitmap 1" xlink:href="Pictures/100002010000008C000000B123C3210B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e6e6e6" draw:marker-start-width="0.45cm" draw:marker-start-center="false" draw:marker-end-width="0.45cm" draw:marker-end-center="false" draw:fill="solid" draw:fill-color="#e6e6e6" draw:opacity="85%" draw:fill-image-width="0cm" draw:fill-image-height="0cm" draw:textarea-horizontal-align="right" draw:textarea-vertical-align="middle" draw:auto-grow-height="false" fo:padding-top="0.125cm" fo:padding-bottom="0.125cm" fo:padding-left="0cm" fo:padding-right="0cm" draw:shadow="hidden" draw:shadow-offset-x="0.3cm" draw:shadow-offset-y="0.3cm" draw:shadow-color="#808080" draw:shadow-opacity="85%" text:animation="none" text:animation-start-inside="true" text:animation-stop-inside="true" text:animation-repeat="3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333366" style:text-outline="false" style:text-line-through-style="none" style:text-line-through-type="none" style:font-name="Linux Biolinum G2" fo:font-family="'Linux Biolinum G'" style:font-style-name="Normal" style:font-pitch="variable" fo:font-size="1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  <style:text-properties fo:font-size="18pt"/>
    </style:style>
    <style:style style:name="textbody" style:family="graphic" style:parent-style-name="standard">
      <style:graphic-properties draw:stroke="none" draw:fill="none" fo:wrap-option="wrap"/>
      <style:text-properties style:font-name="Linux Biolinum G2" fo:font-family="'Linux Biolinum G'" style:font-style-name="Normal" style:font-pitch="variable" fo:font-size="20pt"/>
    </style:style>
    <style:style style:name="textbodyjustfied" style:family="graphic" style:parent-style-name="standard">
      <style:graphic-properties draw:stroke="none" draw:fill="none"/>
      <style:paragraph-properties fo:text-align="justify"/>
      <style:text-properties fo:font-size="20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  <style:text-properties fo:font-size="18pt"/>
    </style:style>
    <style:style style:name="title" style:family="graphic" style:parent-style-name="standard">
      <style:graphic-properties draw:stroke="none" draw:fill="none"/>
      <style:text-properties fo:font-size="28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2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8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24pt" fo:font-weight="normal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8pt" fo:font-style="normal" fo:font-weight="normal"/>
    </style:style>
    <style:style style:name="measure" style:family="graphic" style:parent-style-name="standard">
      <style:graphic-properties draw:stroke="solid" svg:stroke-color="#666666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sobre-elegante-v2-background" style:family="presentation">
      <style:graphic-properties draw:stroke="none" draw:fill="none" draw:fill-image-width="0cm" draw:fill-image-height="0cm"/>
      <style:text-properties style:letter-kerning="true"/>
    </style:style>
    <style:style style:name="sobre-elegante-v2-backgroundobjects" style:family="presentation">
      <style:graphic-properties draw:stroke="solid" svg:stroke-color="#333366" svg:stroke-linecap="round" draw:fill-color="#666699" draw:fill-image-width="0cm" draw:fill-image-height="0cm" draw:auto-grow-height="false" fo:wrap-option="wrap" draw:shadow="hidden" draw:shadow-offset-x="0.3cm" draw:shadow-offset-y="0.3cm" draw:shadow-color="#808080"/>
      <style:paragraph-properties>
        <style:tab-stops/>
      </style:paragraph-properties>
      <style:text-properties style:font-name="Linux Biolinum G2" fo:font-family="'Linux Biolinum G'" style:font-style-name="Normal" style:font-pitch="variable" fo:font-size="12pt" style:letter-kerning="true"/>
    </style:style>
    <style:style style:name="sobre-elegante-v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obre-elegante-v2-outline1" style:family="presentation">
      <style:graphic-properties draw:stroke="none" draw:fill="none" draw:textarea-horizontal-align="left" draw:auto-grow-height="false" fo:padding-top="0.2cm" fo:padding-bottom="0.2cm" fo:padding-left="0.3cm" fo:padding-right="0.2cm" fo:wrap-option="wrap">
        <text:list-style style:name="sobre-elegante-v2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333366" fo:font-size="51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333366" fo:font-size="51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333366" fo:font-size="51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333366" fo:font-size="51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333366" fo:font-size="51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333366" fo:font-size="51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333366" fo:font-size="51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333366" fo:font-size="51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333366" fo:font-size="51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font-charset="x-symbol" fo:color="#333366" fo:font-size="51%"/>
          </text:list-level-style-bullet>
        </text:list-style>
      </style:graphic-properties>
      <style:paragraph-properties fo:margin-left="0cm" fo:margin-right="0cm" fo:margin-top="0cm" fo:margin-bottom="0.2cm" fo:line-height="100%" fo:text-indent="0cm">
        <style:tab-stops>
          <style:tab-stop style:position="0.52cm"/>
        </style:tab-stops>
      </style:paragraph-properties>
      <style:text-properties fo:color="#333366" style:text-outline="false" style:text-line-through-style="none" style:text-line-through-type="none" style:font-name="Linux Biolinum G3" fo:font-family="'Linux Biolinum G'" style:font-pitch="variable" fo:font-size="2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sobre-elegante-v2-outline2" style:family="presentation" style:parent-style-name="sobre-elegante-v2-outline1">
      <style:paragraph-properties fo:margin-left="0cm" fo:margin-right="0cm" fo:margin-top="0cm" fo:margin-bottom="0.1cm" fo:text-indent="0cm">
        <style:tab-stops/>
      </style:paragraph-properties>
      <style:text-properties fo:color="#333366" fo:font-size="24pt" style:font-size-asian="24pt" style:font-size-complex="24pt"/>
    </style:style>
    <style:style style:name="sobre-elegante-v2-outline3" style:family="presentation" style:parent-style-name="sobre-elegante-v2-outline2">
      <style:paragraph-properties fo:margin-top="0cm" fo:margin-bottom="0.1cm"/>
      <style:text-properties fo:color="#333366" fo:font-size="22pt" style:font-size-asian="22pt" style:font-size-complex="22pt"/>
    </style:style>
    <style:style style:name="sobre-elegante-v2-outline4" style:family="presentation" style:parent-style-name="sobre-elegante-v2-outline3">
      <style:paragraph-properties fo:margin-top="0cm" fo:margin-bottom="0.2cm"/>
      <style:text-properties fo:color="#333366" fo:font-size="20pt" style:font-size-asian="20pt" style:font-size-complex="20pt"/>
    </style:style>
    <style:style style:name="sobre-elegante-v2-outline5" style:family="presentation" style:parent-style-name="sobre-elegante-v2-outline4">
      <style:paragraph-properties fo:margin-top="0cm" fo:margin-bottom="0.1cm"/>
      <style:text-properties fo:color="#333366" fo:font-size="20pt" style:font-size-asian="20pt" style:font-size-complex="20pt"/>
    </style:style>
    <style:style style:name="sobre-elegante-v2-outline6" style:family="presentation" style:parent-style-name="sobre-elegante-v2-outline5">
      <style:paragraph-properties fo:margin-top="0cm" fo:margin-bottom="0.1cm"/>
      <style:text-properties fo:color="#333366" fo:font-size="20pt" style:font-size-asian="20pt" style:font-size-complex="20pt"/>
    </style:style>
    <style:style style:name="sobre-elegante-v2-outline7" style:family="presentation" style:parent-style-name="sobre-elegante-v2-outline6">
      <style:paragraph-properties fo:margin-top="0cm" fo:margin-bottom="0.1cm"/>
      <style:text-properties fo:color="#333366" fo:font-size="20pt" style:font-size-asian="20pt" style:font-size-complex="20pt"/>
    </style:style>
    <style:style style:name="sobre-elegante-v2-outline8" style:family="presentation" style:parent-style-name="sobre-elegante-v2-outline7">
      <style:paragraph-properties fo:margin-top="0cm" fo:margin-bottom="0.1cm"/>
      <style:text-properties fo:font-size="20pt" style:font-size-asian="20pt" style:font-size-complex="20pt"/>
    </style:style>
    <style:style style:name="sobre-elegante-v2-outline9" style:family="presentation" style:parent-style-name="sobre-elegante-v2-outline8">
      <style:paragraph-properties fo:margin-top="0cm" fo:margin-bottom="0.1cm"/>
      <style:text-properties fo:font-size="20pt" style:font-size-asian="20pt" style:font-size-complex="20pt"/>
    </style:style>
    <style:style style:name="sobre-elegante-v2-subtitle" style:family="presentation">
      <style:graphic-properties draw:stroke="none" draw:fill="none" draw:textarea-vertical-align="middle">
        <text:list-style style:name="sobre-elegante-v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obre-elegante-v2-title" style:family="presentation">
      <style:graphic-properties draw:stroke="none" svg:stroke-color="#13385a" draw:fill="none" draw:fill-image-width="0cm" draw:fill-image-height="0cm" draw:textarea-horizontal-align="left" draw:textarea-vertical-align="middle" draw:auto-grow-height="false" fo:padding-left="0.3cm" fo:wrap-option="wrap">
        <text:list-style style:name="sobre-elegante-v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66" style:text-outline="false" style:text-line-through-style="none" style:text-line-through-type="none" style:font-name="Linux Biolinum G3" fo:font-family="'Linux Biolinum G'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obre-elegante-v21-background" style:family="presentation">
      <style:graphic-properties draw:stroke="none" draw:fill="none" draw:fill-image-width="0cm" draw:fill-image-height="0cm"/>
      <style:text-properties style:letter-kerning="true"/>
    </style:style>
    <style:style style:name="sobre-elegante-v21-backgroundobjects" style:family="presentation">
      <style:graphic-properties svg:stroke-color="#666699" draw:fill-color="#cccccc" draw:fill-image-width="0cm" draw:fill-image-height="0cm" draw:textarea-horizontal-align="center" draw:textarea-vertical-align="middle" draw:auto-grow-height="false" fo:wrap-option="wrap" draw:shadow="hidden" draw:shadow-offset-x="0.3cm" draw:shadow-offset-y="0.3cm" draw:shadow-color="#808080"/>
      <style:paragraph-properties fo:text-align="center">
        <style:tab-stops/>
      </style:paragraph-properties>
      <style:text-properties fo:color="#663300" style:font-name="Linux Biolinum G2" fo:font-family="'Linux Biolinum G'" style:font-style-name="Normal" style:font-pitch="variable" fo:font-size="15pt" style:letter-kerning="true"/>
    </style:style>
    <style:style style:name="sobre-elegante-v21-notes" style:family="presentation">
      <style:graphic-properties draw:stroke="none" draw:fill="none" draw:fill-image-width="0cm" draw:fill-image-height="0cm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nux Biolinum G2" fo:font-family="'Linux Biolinum G'" style:font-style-name="Normal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obre-elegante-v21-outline1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sobre-elegante-v21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333366" fo:font-size="50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666699" fo:font-size="5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333366" fo:font-size="5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333366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333366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333366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333366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333366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333366" fo:font-size="5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font-charset="x-symbol" fo:color="#13385a" fo:font-size="50%"/>
          </text:list-level-style-bullet>
        </text:list-style>
      </style:graphic-properties>
      <style:paragraph-properties fo:margin-left="0cm" fo:margin-right="0cm" fo:margin-top="0cm" fo:margin-bottom="0.549cm" fo:text-align="start" fo:text-indent="0cm"/>
      <style:text-properties fo:color="#333366" style:text-outline="false" style:text-line-through-style="none" style:text-line-through-type="none" style:font-name="Linux Biolinum G2" fo:font-family="'Linux Biolinum G'" style:font-style-name="Normal" style:font-pitch="variable" fo:font-size="2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obre-elegante-v21-outline2" style:family="presentation" style:parent-style-name="sobre-elegante-v21-outline1">
      <style:paragraph-properties fo:margin-top="0cm" fo:margin-bottom="0.4cm"/>
      <style:text-properties fo:color="#333366" fo:font-size="20pt" style:font-size-asian="20pt" style:font-size-complex="20pt"/>
    </style:style>
    <style:style style:name="sobre-elegante-v21-outline3" style:family="presentation" style:parent-style-name="sobre-elegante-v21-outline2">
      <style:paragraph-properties fo:margin-top="0cm" fo:margin-bottom="0.3cm"/>
      <style:text-properties fo:color="#333366" fo:font-size="18pt" style:font-size-asian="20pt" style:font-size-complex="20pt"/>
    </style:style>
    <style:style style:name="sobre-elegante-v21-outline4" style:family="presentation" style:parent-style-name="sobre-elegante-v21-outline3">
      <style:paragraph-properties fo:margin-top="0cm" fo:margin-bottom="0.2cm"/>
      <style:text-properties fo:color="#333366" fo:font-size="16pt" style:font-size-asian="20pt" style:font-size-complex="20pt"/>
    </style:style>
    <style:style style:name="sobre-elegante-v21-outline5" style:family="presentation" style:parent-style-name="sobre-elegante-v21-outline4">
      <style:paragraph-properties fo:margin-top="0cm" fo:margin-bottom="0.1cm"/>
      <style:text-properties fo:color="#333366" fo:font-size="16pt" style:font-size-asian="20pt" style:font-size-complex="20pt"/>
    </style:style>
    <style:style style:name="sobre-elegante-v21-outline6" style:family="presentation" style:parent-style-name="sobre-elegante-v21-outline5">
      <style:paragraph-properties fo:margin-top="0cm" fo:margin-bottom="0.1cm"/>
      <style:text-properties fo:color="#333366" fo:font-size="16pt" style:font-size-asian="20pt" style:font-size-complex="20pt"/>
    </style:style>
    <style:style style:name="sobre-elegante-v21-outline7" style:family="presentation" style:parent-style-name="sobre-elegante-v21-outline6">
      <style:paragraph-properties fo:margin-top="0cm" fo:margin-bottom="0.1cm"/>
      <style:text-properties fo:color="#333366" fo:font-size="16pt" style:font-size-asian="20pt" style:font-size-complex="20pt"/>
    </style:style>
    <style:style style:name="sobre-elegante-v21-outline8" style:family="presentation" style:parent-style-name="sobre-elegante-v21-outline7">
      <style:paragraph-properties fo:margin-top="0cm" fo:margin-bottom="0.1cm"/>
      <style:text-properties fo:font-size="16pt" style:font-size-asian="20pt" style:font-size-complex="20pt"/>
    </style:style>
    <style:style style:name="sobre-elegante-v21-outline9" style:family="presentation" style:parent-style-name="sobre-elegante-v21-outline8">
      <style:paragraph-properties fo:margin-top="0cm" fo:margin-bottom="0.1cm"/>
      <style:text-properties fo:font-size="16pt" style:font-size-asian="20pt" style:font-size-complex="20pt"/>
    </style:style>
    <style:style style:name="sobre-elegante-v21-subtitle" style:family="presentation">
      <style:graphic-properties draw:stroke="none" draw:fill="none" draw:textarea-horizontal-align="left" draw:textarea-vertical-align="bottom" draw:auto-grow-height="false" fo:wrap-option="wrap">
        <text:list-style style:name="sobre-elegante-v2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fo:color="#333366" style:text-outline="false" style:text-line-through-style="none" style:text-line-through-type="none" style:font-name="Linux Libertine G2" fo:font-family="'Linux Libertine G'" style:font-style-name="Normal" style:font-pitch="variable" fo:font-size="2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obre-elegante-v21-title" style:family="presentation">
      <style:graphic-properties draw:stroke="none" draw:fill="none" draw:fill-color="#13385a" draw:textarea-horizontal-align="left" draw:textarea-vertical-align="bottom" draw:auto-grow-height="false" fo:padding-top="0cm" fo:padding-bottom="0.3cm" fo:padding-left="0.1cm" fo:padding-right="0.1cm" fo:wrap-option="wrap">
        <text:list-style style:name="sobre-elegante-v2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cm" fo:text-align="start" fo:text-indent="0cm"/>
      <style:text-properties fo:color="#e6e6e6" style:text-outline="false" style:text-line-through-style="none" style:text-line-through-type="none" style:font-name="Linux Biolinum G2" fo:font-family="'Linux Biolinum G'" style:font-style-name="Normal" style:font-pitch="variable" fo:font-size="3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6pt" style:font-style-asian="normal" style:font-weight-asian="normal" style:font-name-complex="Mangal" style:font-family-complex="Mangal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0.002cm"/>
    </style:style>
    <style:style style:name="Mgr4" style:family="graphic" style:parent-style-name="Object_20_with_20_no_20_fill_20_and_20_no_20_line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obre-elegante-v2-backgroundobjects">
      <style:graphic-properties draw:stroke="none" draw:fill="none" fo:min-height="1cm" fo:padding-right="0.3cm"/>
    </style:style>
    <style:style style:name="Mpr2" style:family="presentation" style:parent-style-name="sobre-elegante-v2-backgroundobjects">
      <style:graphic-properties draw:stroke="none" draw:fill="none" draw:fill-color="#ffffff" draw:textarea-horizontal-align="left" draw:textarea-vertical-align="bottom" draw:auto-grow-height="false" fo:min-height="1.449cm" fo:padding-bottom="0.3cm" fo:padding-left="0.3cm"/>
    </style:style>
    <style:style style:name="Mpr3" style:family="presentation" style:parent-style-name="sobre-elegante-v2-backgroundobjects">
      <style:graphic-properties draw:stroke="none" draw:fill="none" draw:fill-color="#ffffff" draw:textarea-horizontal-align="right" draw:textarea-vertical-align="bottom" draw:auto-grow-height="false" fo:min-height="1.449cm"/>
    </style:style>
    <style:style style:name="Mpr4" style:family="presentation" style:parent-style-name="sobre-elegante-v2-backgroundobjects">
      <style:graphic-properties svg:stroke-width="0.1cm" svg:stroke-color="#333366" draw:marker-start-width="0.2cm" draw:marker-end-width="0.2cm" draw:fill="none" fo:padding-top="0.05cm" fo:padding-bottom="0.05cm" fo:padding-left="0.05cm" fo:padding-right="0.05cm"/>
    </style:style>
    <style:style style:name="Mpr5" style:family="presentation" style:parent-style-name="sobre-elegante-v2-backgroundobjects">
      <style:graphic-properties svg:stroke-width="0.1cm" draw:marker-start-width="0.35cm" draw:marker-end-width="0.35cm" draw:fill="none" fo:padding-top="0.05cm" fo:padding-bottom="0.05cm" fo:padding-left="0.05cm" fo:padding-right="0.05cm"/>
    </style:style>
    <style:style style:name="Mpr6" style:family="presentation" style:parent-style-name="sobre-elegante-v2-backgroundobjects">
      <style:graphic-properties draw:stroke="none" draw:fill="none" draw:fill-color="#ffffff" draw:auto-grow-height="false" fo:min-height="1.485cm"/>
    </style:style>
    <style:style style:name="Mpr7" style:family="presentation" style:parent-style-name="sobre-elegante-v2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sobre-elegante-v21-backgroundobjects">
      <style:graphic-properties draw:stroke="none" svg:stroke-color="#333366" draw:fill="solid" draw:fill-color="#333366" draw:textarea-horizontal-align="justify" fo:min-height="16cm" fo:min-width="12.5cm"/>
    </style:style>
    <style:style style:name="Mpr9" style:family="presentation" style:parent-style-name="sobre-elegante-v21-backgroundobjects">
      <style:graphic-properties draw:stroke="none" draw:fill="solid" draw:fill-color="#e6e6e6" draw:textarea-horizontal-align="center" draw:textarea-vertical-align="middle"/>
    </style:style>
    <style:style style:name="Mpr10" style:family="presentation" style:parent-style-name="sobre-elegante-v21-backgroundobjects">
      <style:graphic-properties draw:stroke="none" draw:fill="none" draw:fill-color="#ffffff" draw:textarea-horizontal-align="right" draw:auto-grow-height="false" fo:min-height="1.449cm"/>
    </style:style>
    <style:style style:name="Mpr11" style:family="presentation" style:parent-style-name="sobre-elegante-v21-backgroundobjects">
      <style:graphic-properties draw:stroke="none" draw:fill="none" draw:fill-color="#ffffff" draw:auto-grow-height="false" fo:min-height="1.449cm"/>
    </style:style>
    <style:style style:name="Mpr12" style:family="presentation" style:parent-style-name="sobre-elegante-v21-backgroundobjects">
      <style:graphic-properties draw:stroke="none" draw:fill="none" draw:fill-color="#ffffff" fo:min-height="1.001cm"/>
    </style:style>
    <style:style style:name="Mpr13" style:family="presentation" style:parent-style-name="sobre-elegante-v21-backgroundobjects">
      <style:graphic-properties draw:stroke="none" draw:fill="bitmap" draw:fill-color="#ffffff" draw:fill-image-name="Bitmap_20_1" fo:min-height="5.5cm" fo:min-width="5.5cm" style:protect="position size"/>
    </style:style>
    <style:style style:name="Mpr14" style:family="presentation" style:parent-style-name="sobre-elegante-v21-backgroundobjects">
      <style:graphic-properties draw:stroke="none" draw:fill="none" draw:fill-color="#ffffff" draw:auto-grow-height="false" fo:min-height="1.485cm"/>
    </style:style>
    <style:style style:name="Mpr15" style:family="presentation" style:parent-style-name="sobre-elegante-v2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.5cm" fo:margin-bottom="0cm" fo:text-align="end"/>
    </style:style>
    <style:style style:name="MP4" style:family="paragraph">
      <style:paragraph-properties fo:margin-top="0.5cm" fo:margin-bottom="0cm" fo:text-align="end"/>
      <style:text-properties fo:color="#13385a" style:font-name="Linux Biolinum G3" fo:font-size="14pt" style:font-size-asian="14pt" style:font-size-complex="14pt"/>
    </style:style>
    <style:style style:name="MP5" style:family="paragraph">
      <style:paragraph-properties fo:text-align="start"/>
      <style:text-properties fo:color="#13385a" style:font-name="Linux Biolinum G3" fo:font-size="12pt" style:font-size-asian="14pt" style:font-size-complex="14pt"/>
    </style:style>
    <style:style style:name="MP6" style:family="paragraph">
      <style:paragraph-properties fo:text-align="end"/>
      <style:text-properties fo:color="#490e0e" style:font-name="Linux Biolinum G2" fo:font-size="10pt" style:font-size-asian="14pt" style:font-size-complex="14pt"/>
    </style:style>
    <style:style style:name="MP7" style:family="paragraph">
      <style:text-properties fo:font-weight="bold"/>
    </style:style>
    <style:style style:name="MP8" style:family="paragraph">
      <style:paragraph-properties fo:text-align="center"/>
    </style:style>
    <style:style style:name="MP9" style:family="paragraph">
      <style:text-properties fo:color="#13385a" style:font-name="Linux Biolinum G2" fo:font-size="14pt" style:font-size-asian="14pt" style:font-size-complex="14pt"/>
    </style:style>
    <style:style style:name="MP10" style:family="paragraph">
      <style:paragraph-properties fo:text-align="center"/>
      <style:text-properties fo:color="#804c19" style:font-name="Linux Biolinum G2" fo:font-size="10pt" style:font-size-asian="14pt" style:font-size-complex="14pt"/>
    </style:style>
    <style:style style:name="MP11" style:family="paragraph">
      <style:paragraph-properties fo:text-align="center"/>
      <style:text-properties style:font-name="Linux Biolinum G2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663300" style:font-name="Linux Biolinum G3" fo:font-size="14pt" style:text-underline-style="none" style:font-size-asian="14pt" style:font-size-complex="14pt"/>
    </style:style>
    <style:style style:name="MT3" style:family="text">
      <style:text-properties fo:color="#333366" style:font-name="Linux Biolinum G3" fo:font-size="11pt" style:font-size-asian="14pt" style:font-size-complex="14pt"/>
    </style:style>
    <style:style style:name="MT4" style:family="text">
      <style:text-properties fo:color="#663300" style:font-name="Linux Biolinum G2" fo:font-size="10pt" style:font-size-asian="14pt" style:font-size-complex="14pt"/>
    </style:style>
    <style:style style:name="MT5" style:family="text">
      <style:text-properties fo:color="#333366" style:font-name="Linux Biolinum G2" fo:font-size="14pt" style:font-size-asian="14pt" style:font-size-complex="14pt"/>
    </style:style>
    <style:style style:name="MT6" style:family="text">
      <style:text-properties style:font-name="Linux Biolinum G2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obre-elegante-v2" style:page-layout-name="PM1" draw:style-name="Mdp1">
      <office:forms form:automatic-focus="false" form:apply-design-mode="false"/>
      <draw:frame presentation:style-name="sobre-elegante-v2-title" draw:layer="backgroundobjects" svg:width="23cm" svg:height="2.5cm" svg:x="3.504cm" svg:y="1cm" presentation:class="title" presentation:placeholder="true">
        <draw:text-box/>
      </draw:frame>
      <draw:frame presentation:style-name="sobre-elegante-v2-outline1" draw:layer="backgroundobjects" svg:width="22.553cm" svg:height="14.002cm" svg:x="3.951cm" svg:y="4.331cm" presentation:class="outline" presentation:placeholder="true">
        <draw:text-box/>
      </draw:frame>
      <draw:frame presentation:style-name="Mpr1" draw:text-style-name="MP4" draw:layer="backgroundobjects" svg:width="2cm" svg:height="1cm" svg:x="1.5cm" svg:y="19cm">
        <draw:text-box>
          <text:p text:style-name="MP3"><text:span text:style-name="MT2"><text:page-number>&lt;number&gt;</text:page-number></text:span></text:p>
        </draw:text-box>
      </draw:frame>
      <draw:frame presentation:style-name="Mpr2" draw:text-style-name="MP5" draw:layer="backgroundobjects" svg:width="14.52cm" svg:height="1.5cm" draw:transform="rotate (1.5707963267949) translate (1.9cm 18.4cm)" presentation:class="footer">
        <draw:text-box>
          <text:p text:style-name="MP5"><text:span text:style-name="MT3">Foundation of Goodness <text:s/>- Student Information System</text:span></text:p>
        </draw:text-box>
      </draw:frame>
      <draw:frame presentation:style-name="Mpr3" draw:text-style-name="MP6" draw:layer="backgroundobjects" svg:width="6.523cm" svg:height="1cm" svg:x="19.977cm" svg:y="19cm" presentation:class="date-time">
        <draw:text-box>
          <text:p text:style-name="MP6"><text:span text:style-name="MT4"><presentation:date-time/></text:span></text:p>
        </draw:text-box>
      </draw:frame>
      <draw:line presentation:style-name="Mpr4" draw:text-style-name="MP7" draw:layer="backgroundobjects" svg:x1="26.502cm" svg:y1="3.91cm" svg:x2="3.594cm" svg:y2="3.907cm">
        <text:p/>
      </draw:line>
      <draw:frame draw:style-name="Mgr3" draw:layer="backgroundobjects" svg:width="0.002cm" svg:height="1.204cm" svg:x="3.659cm" svg:y="4.371cm">
        <draw:text-box>
          <text:p/>
        </draw:text-box>
      </draw:frame>
      <draw:line presentation:style-name="Mpr4" draw:text-style-name="MP7" draw:layer="backgroundobjects" svg:x1="3.618cm" svg:y1="18.37cm" svg:x2="3.594cm" svg:y2="3.907cm">
        <text:p/>
      </draw:line>
      <draw:line presentation:style-name="Mpr5" draw:text-style-name="MP7" draw:layer="backgroundobjects" svg:x1="3.618cm" svg:y1="18.382cm" svg:x2="1.925cm" svg:y2="18.386cm">
        <text:p/>
      </draw:line>
      <draw:frame draw:style-name="Mgr4" draw:layer="backgroundobjects" svg:width="2.242cm" svg:height="2.825cm" svg:x="1.121cm" svg:y="0.762cm">
        <draw:image xlink:href="Pictures/100002010000008C000000B123C3210B.png" xlink:type="simple" xlink:show="embed" xlink:actuate="onLoad">
          <text:p/>
        </draw:image>
      </draw:frame>
      <presentation:notes style:page-layout-name="PM0">
        <draw:page-thumbnail presentation:style-name="sobre-elegante-v2-title" draw:layer="backgroundobjects" svg:width="14.848cm" svg:height="11.136cm" svg:x="3.075cm" svg:y="2.257cm" presentation:class="page"/>
        <draw:frame presentation:style-name="sobre-elegante-v2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obre-elegante-v21" style:page-layout-name="PM1" draw:style-name="Mdp1">
      <office:forms form:automatic-focus="false" form:apply-design-mode="false"/>
      <draw:custom-shape presentation:style-name="Mpr8" draw:text-style-name="MP8" draw:layer="backgroundobjects" svg:width="12.5cm" svg:height="16cm" svg:x="1.5cm" svg:y="1.5cm">
        <text:p/>
        <draw:enhanced-geometry svg:viewBox="0 0 21600 21600" draw:type="rectangle" draw:enhanced-path="M 0 0 L 21600 0 21600 21600 0 21600 0 0 Z N"/>
      </draw:custom-shape>
      <draw:rect presentation:style-name="Mpr9" draw:text-style-name="MP8" draw:layer="backgroundobjects" svg:width="12.5cm" svg:height="2cm" svg:x="1.5cm" svg:y="17.51cm">
        <text:p/>
      </draw:rect>
      <draw:frame presentation:style-name="sobre-elegante-v21-title" draw:layer="backgroundobjects" svg:width="12.5cm" svg:height="9cm" svg:x="1.5cm" svg:y="8.5cm" presentation:class="title" presentation:placeholder="true">
        <draw:text-box/>
      </draw:frame>
      <draw:frame presentation:style-name="sobre-elegante-v21-outline1" draw:layer="backgroundobjects" svg:width="12.5cm" svg:height="9cm" svg:x="14.4cm" svg:y="8.5cm" presentation:class="outline" presentation:placeholder="true">
        <draw:text-box/>
      </draw:frame>
      <draw:frame presentation:style-name="Mpr10" draw:text-style-name="MP9" draw:layer="backgroundobjects" svg:width="7.523cm" svg:height="1cm" svg:x="18.977cm" svg:y="1cm" presentation:class="date-time">
        <draw:text-box>
          <text:p text:style-name="MP9"><text:span text:style-name="MT5"><presentation:date-time/></text:span></text:p>
        </draw:text-box>
      </draw:frame>
      <draw:frame presentation:style-name="Mpr11" draw:text-style-name="MP10" draw:layer="backgroundobjects" svg:width="12.5cm" svg:height="1.5cm" svg:x="1.5cm" svg:y="17.5cm" presentation:class="footer">
        <draw:text-box>
          <text:p text:style-name="MP10"><text:span text:style-name="MT4"><presentation:footer/></text:span></text:p>
        </draw:text-box>
      </draw:frame>
      <draw:frame presentation:style-name="Mpr12" draw:text-style-name="MP11" draw:layer="backgroundobjects" svg:width="4.523cm" svg:height="1.001cm" svg:x="11.739cm" svg:y="19.672cm" presentation:class="page-number">
        <draw:text-box>
          <text:p text:style-name="MP11"><text:span text:style-name="MT6"><text:page-number>&lt;number&gt;</text:page-number></text:span></text:p>
        </draw:text-box>
      </draw:frame>
      <draw:custom-shape presentation:style-name="Mpr13" draw:layer="backgroundobjects" svg:width="5.5cm" svg:height="5.5cm" svg:x="11.224cm" svg:y="2.191cm">
        <text:p/>
        <draw:enhanced-geometry svg:viewBox="0 0 21600 21600" draw:type="rectangle" draw:enhanced-path="M 0 0 L 21600 0 21600 21600 0 21600 0 0 Z N"/>
      </draw:custom-shape>
      <draw:frame draw:style-name="Mgr4" draw:layer="backgroundobjects" svg:width="10.051cm" svg:height="3.949cm" svg:x="16.544cm" svg:y="3.406cm">
        <draw:image xlink:href="Pictures/100002010000011D000000701B4870F8.png" xlink:type="simple" xlink:show="embed" xlink:actuate="onLoad">
          <text:p/>
        </draw:image>
      </draw:frame>
      <presentation:notes style:page-layout-name="PM0">
        <draw:page-thumbnail presentation:style-name="sobre-elegante-v21-title" draw:layer="backgroundobjects" svg:width="0.001cm" svg:height="0.001cm" svg:x="0cm" svg:y="2.257cm" presentation:class="page"/>
        <draw:frame presentation:style-name="sobre-elegante-v21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04T06:59:38.441254490</meta:creation-date>
    <meta:editing-duration>PT12M9S</meta:editing-duration>
    <meta:editing-cycles>3</meta:editing-cycles>
    <dc:title>Deux couleurs, titre deux parties, filet</dc:title>
    <meta:generator>LibreOffice/4.3.7.2$Linux_X86_64 LibreOffice_project/430$Build-2</meta:generator>
    <meta:keyword>couleurs</meta:keyword>
    <meta:keyword>colours</meta:keyword>
    <meta:keyword>colores</meta:keyword>
    <meta:keyword>filet</meta:keyword>
    <meta:keyword>line</meta:keyword>
    <meta:keyword>linea</meta:keyword>
    <meta:keyword>sobre</meta:keyword>
    <meta:keyword>professionnel</meta:keyword>
    <meta:keyword>professional</meta:keyword>
    <meta:keyword>sober</meta:keyword>
    <meta:keyword>profesional</meta:keyword>
    <meta:keyword>sobrio</meta:keyword>
    <dc:subject>Modèle, template, modelo</dc:subject>
    <dc:date>2016-07-04T07:11:46.892595152</dc:date>
    <meta:document-statistic meta:object-count="53"/>
    <meta:user-defined meta:name="Achevé à la date" meta:value-type="date">2014-04-24</meta:user-defined>
    <meta:user-defined meta:name="E-mail">isabelle@dutailly.net</meta:user-defined>
    <meta:user-defined meta:name="Propriétaire">Isabelle Dutailly</meta:user-defined>
    <meta:user-defined meta:name="URL">http://dutailly.net</meta:user-defined>
  </office:meta>
</office:document-meta>
</file>